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uno: Lucas Pereira da Silva – 10100754</text:p>
      <text:p text:style-name="P1"/>
      <text:p text:style-name="P1"><text:span text:style-name="T1"/></text:p>
      <text:p text:style-name="P1"><text:span text:style-name="T1">Exercício 01</text:span>: Média de N notas com N definido. </text:p>
      <text:p text:style-name="P1"/>
      <text:p text:style-name="P1">READ 0 //Número de notas</text:p>
      <text:p text:style-name="P1">STORECONST 0 1 //Soma das Notas</text:p>
      <text:p text:style-name="P1">LOAD 0</text:p>
      <text:p text:style-name="P1">STORE 2 //Váriavel de Decremento </text:p>
      <text:p text:style-name="P1">STORECONST 1 3 //Decrementar 1</text:p>
      <text:p text:style-name="P1">JUMP 3 6</text:p>
      <text:p text:style-name="P1">READ 4 //Inseri Nota</text:p>
      <text:p text:style-name="P1">ADD 1 4</text:p>
      <text:p text:style-name="P1">STORE 1</text:p>
      <text:p text:style-name="P1">SUB 2 3</text:p>
      <text:p text:style-name="P1">STORE 2</text:p>
      <text:p text:style-name="P1">JUMP 2 -5</text:p>
      <text:p text:style-name="P1">JUMP 3 4 //Serve para caso não inserir nenhuma nota não dividir,pois asism não divide por 0</text:p>
      <text:p text:style-name="P1">DIV 1 0</text:p>
      <text:p text:style-name="P1">STORE 5</text:p>
      <text:p text:style-name="P1">WRITE 5</text:p>
      <text:p text:style-name="P1">JUMP 2 -3 //Serve para caso não inserir nenhuma nota não dividir,pois asism não divide por 0</text:p>
      <text:p text:style-name="P1"/>
      <text:p text:style-name="P1"/>
      <text:p text:style-name="P1"><text:span text:style-name="T1">Exercício 02</text:span>: Média de N notas com N indefinido.</text:p>
      <text:p text:style-name="P1"/>
      <text:p text:style-name="P1">STORECONST 0 0 //Número de Notas</text:p>
      <text:p text:style-name="P1">STORECONST 0 1 //Soma das Notas</text:p>
      <text:p text:style-name="P1">STORECONST 1 2 //Constante 1</text:p>
      <text:p text:style-name="P1">READ 3 //Nota</text:p>
      <text:p text:style-name="P1">JUMP 2 6</text:p>
      <text:p text:style-name="P1">ADD 1 3</text:p>
      <text:p text:style-name="P1">STORE 1</text:p>
      <text:p text:style-name="P1">ADD 0 2</text:p>
      <text:p text:style-name="P1">STORE 0</text:p>
      <text:p text:style-name="P1">JUMP 3 -6</text:p>
      <text:p text:style-name="P1">JUMP 3 -5</text:p>
      <text:p text:style-name="P1">DIV 1 0 </text:p>
      <text:p text:style-name="P1">STORE 4</text:p>
      <text:p text:style-name="P1">WRITE 4</text:p>
      <text:p text:style-name="P1"/>
      <text:p text:style-name="P1"/>
      <text:p text:style-name="P1"><text:span text:style-name="T1">Exercício 03</text:span>: Média de N notas com N definido e somando 1 na média se alguma nota for maior que 8.</text:p>
      <text:p text:style-name="P1"/>
      <text:p text:style-name="P1">READ 0 //Número de notas</text:p>
      <text:p text:style-name="P1">STORECONST 0 1 //Soma das Notas</text:p>
      <text:p text:style-name="P1">LOAD 0</text:p>
      <text:p text:style-name="P1">STORE 2 //Váriavel de Decremento </text:p>
      <text:p text:style-name="P1">STORECONST 1 3 //Decrementar 1</text:p>
      <text:p text:style-name="P1"><text:soft-page-break/>STORECONST 8 6 //Maior Nota</text:p>
      <text:p text:style-name="P1">STORECONST 0 8</text:p>
      <text:p text:style-name="P1">JUMP 3 12</text:p>
      <text:p text:style-name="P1">READ 4 //Inseri Nota</text:p>
      <text:p text:style-name="P1">ADD 1 4</text:p>
      <text:p text:style-name="P1">STORE 1</text:p>
      <text:p text:style-name="P1">SUB 2 3</text:p>
      <text:p text:style-name="P1">STORE 2</text:p>
      <text:p text:style-name="P1">SUB 4 6</text:p>
      <text:p text:style-name="P1">STORE 7</text:p>
      <text:p text:style-name="P1">JUMP 3 3</text:p>
      <text:p text:style-name="P1">STORECONST 1 8</text:p>
      <text:p text:style-name="P1">STORECONST 0 7</text:p>
      <text:p text:style-name="P1">JUMP 7 -2</text:p>
      <text:p text:style-name="P1">JUMP 2 -11</text:p>
      <text:p text:style-name="P1">DIV 1 0</text:p>
      <text:p text:style-name="P1">STORE 5</text:p>
      <text:p text:style-name="P1">ADD 5 8</text:p>
      <text:p text:style-name="P1">STORE 9</text:p>
      <text:p text:style-name="P1">WRITE 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as Pereira</meta:initial-creator>
    <meta:creation-date>2010-06-29T21:24:04</meta:creation-date>
    <meta:document-statistic meta:table-count="0" meta:image-count="0" meta:object-count="0" meta:page-count="2" meta:paragraph-count="60" meta:word-count="256" meta:character-count="1172"/>
    <dc:date>2010-06-29T21:28:12</dc:date>
    <dc:creator>Lucas Pereira</dc:creator>
    <meta:editing-duration>PT00H04M10S</meta:editing-duration>
    <meta:editing-cycles>1</meta:editing-cycles>
    <meta:generator>OpenOffice.org/3.2$Linux OpenOffice.org_project/320m12$Build-9483</meta:generator>
  </office:meta>
</office:document-meta>
</file>